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5168"/>
    </style:style>
    <style:style style:name="P2" style:family="paragraph" style:parent-style-name="Standard">
      <style:paragraph-properties fo:text-align="start" style:justify-single-word="false"/>
      <style:text-properties officeooo:paragraph-rsid="00065168"/>
    </style:style>
    <style:style style:name="P3" style:family="paragraph" style:parent-style-name="Standard">
      <style:paragraph-properties fo:text-align="start" style:justify-single-word="false"/>
      <style:text-properties officeooo:paragraph-rsid="00074264"/>
    </style:style>
    <style:style style:name="P4" style:family="paragraph" style:parent-style-name="Standard">
      <style:paragraph-properties fo:text-align="start" style:justify-single-word="false"/>
      <style:text-properties officeooo:paragraph-rsid="0009421c"/>
    </style:style>
    <style:style style:name="P5" style:family="paragraph" style:parent-style-name="Standard">
      <style:paragraph-properties fo:text-align="start" style:justify-single-word="false"/>
      <style:text-properties officeooo:paragraph-rsid="000acaf5"/>
    </style:style>
    <style:style style:name="P6" style:family="paragraph" style:parent-style-name="Standard">
      <style:paragraph-properties fo:text-align="start" style:justify-single-word="false"/>
      <style:text-properties style:font-name="Abyssinica SIL" officeooo:paragraph-rsid="00065168" fo:background-color="#00ff00"/>
    </style:style>
    <style:style style:name="P7" style:family="paragraph" style:parent-style-name="Standard">
      <style:paragraph-properties fo:text-align="start" style:justify-single-word="false"/>
      <style:text-properties style:font-name="Abyssinica SIL" officeooo:rsid="00065168" officeooo:paragraph-rsid="00065168" fo:background-color="#00ff00"/>
    </style:style>
    <style:style style:name="P8" style:family="paragraph" style:parent-style-name="Standard">
      <style:paragraph-properties fo:text-align="start" style:justify-single-word="false"/>
      <style:text-properties style:font-name="Abyssinica SIL" officeooo:paragraph-rsid="00065168" fo:background-color="#000080"/>
    </style:style>
    <style:style style:name="P9" style:family="paragraph" style:parent-style-name="Standard">
      <style:text-properties officeooo:paragraph-rsid="000acaf5"/>
    </style:style>
    <style:style style:name="P1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Abyssinica SIL" officeooo:paragraph-rsid="00065168" fo:background-color="#00ff00"/>
    </style:style>
    <style:style style:name="P11" style:family="paragraph">
      <style:paragraph-properties fo:text-align="center"/>
    </style:style>
    <style:style style:name="T1" style:family="text">
      <style:text-properties officeooo:rsid="00065168"/>
    </style:style>
    <style:style style:name="T2" style:family="text">
      <style:text-properties officeooo:rsid="00065168" fo:background-color="#0000ff"/>
    </style:style>
    <style:style style:name="T3" style:family="text">
      <style:text-properties officeooo:rsid="000acaf5" fo:background-color="#0000ff"/>
    </style:style>
    <style:style style:name="T4" style:family="text">
      <style:text-properties officeooo:rsid="00065168" fo:background-color="#dd4814"/>
    </style:style>
    <style:style style:name="T5" style:family="text">
      <style:text-properties fo:color="#0000ff" style:font-name="Abyssinica SIL" officeooo:rsid="00065168" fo:background-color="#00ff00"/>
    </style:style>
    <style:style style:name="T6" style:family="text">
      <style:text-properties fo:color="#ffffff" style:font-name="Abyssinica SIL" officeooo:rsid="00065168" fo:background-color="#0000ff"/>
    </style:style>
    <style:style style:name="T7" style:family="text">
      <style:text-properties style:font-name="Abyssinica SIL" officeooo:rsid="00065168" fo:background-color="#00ff00"/>
    </style:style>
    <style:style style:name="T8" style:family="text">
      <style:text-properties style:font-name="Abyssinica SIL" officeooo:rsid="000acaf5" fo:background-color="#00ff00"/>
    </style:style>
    <style:style style:name="T9" style:family="text">
      <style:text-properties style:font-name="Abyssinica SIL" officeooo:rsid="00065168" fo:background-color="#dd4814"/>
    </style:style>
    <style:style style:name="T10" style:family="text">
      <style:text-properties style:font-name="Abyssinica SIL" officeooo:rsid="00074264" fo:background-color="#dd4814"/>
    </style:style>
    <style:style style:name="T11" style:family="text">
      <style:text-properties style:font-name="Abyssinica SIL" officeooo:rsid="00065168" fo:background-color="#ffff00"/>
    </style:style>
    <style:style style:name="T12" style:family="text">
      <style:text-properties style:font-name="Abyssinica SIL" officeooo:rsid="00074264" fo:background-color="#ffff00"/>
    </style:style>
    <style:style style:name="T13" style:family="text">
      <style:text-properties style:font-name="Abyssinica SIL" officeooo:rsid="00065168" fo:background-color="#00ffff"/>
    </style:style>
    <style:style style:name="T14" style:family="text">
      <style:text-properties style:font-name="Abyssinica SIL" officeooo:rsid="00074264" fo:background-color="#00ffff"/>
    </style:style>
    <style:style style:name="T15" style:family="text">
      <style:text-properties style:font-name="Abyssinica SIL" officeooo:rsid="00065168" fo:background-color="#0000ff"/>
    </style:style>
    <style:style style:name="T16" style:family="text">
      <style:text-properties style:font-name="Abyssinica SIL" officeooo:rsid="0009cdaf" fo:background-color="#0000ff"/>
    </style:style>
    <style:style style:name="T17" style:family="text">
      <style:text-properties style:font-name="Abyssinica SIL" officeooo:rsid="000acaf5" fo:background-color="#0000ff"/>
    </style:style>
    <style:style style:name="T18" style:family="text">
      <style:text-properties officeooo:rsid="00074264"/>
    </style:style>
    <style:style style:name="T19" style:family="text">
      <style:text-properties officeooo:rsid="0009421c"/>
    </style:style>
    <style:style style:name="T20" style:family="text">
      <style:text-properties officeooo:rsid="000acaf5"/>
    </style:style>
    <style:style style:name="T21" style:family="text">
      <style:text-properties officeooo:rsid="000acaf5" fo:background-color="transparent"/>
    </style:style>
    <style:style style:name="T22" style:family="text">
      <style:text-properties officeooo:rsid="000acaf5" fo:background-color="#6b4794"/>
    </style:style>
    <style:style style:name="T23" style:family="text">
      <style:text-properties officeooo:rsid="000acaf5" fo:background-color="#579d1c"/>
    </style:style>
    <style:style style:name="T24" style:family="text">
      <style:text-properties officeooo:rsid="000acaf5" fo:background-color="#ff3366"/>
    </style:style>
    <style:style style:name="gr1" style:family="graphic">
      <style:graphic-properties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text:span text:style-name="T1"><text:s text:c="5"/></text:span><text:span text:style-name="T18">V</text:span><text:span text:style-name="T1"> <text:s text:c="2"/></text:span></text:p>
      <text:p text:style-name="P10"><text:span text:style-name="T2">LEFT T <text:s/></text:span><text:span text:style-name="T1"><text:s text:c="67"/></text:span><text:span text:style-name="T2"><text:s text:c="5"/>right <text:s/></text:span></text:p>
      <text:p text:style-name="P6"><text:span text:style-name="T2"/></text:p>
      <text:p text:style-name="P6"><text:span text:style-name="T2"><text:s text:c="4"/>T <text:s text:c="3"/></text:span><text:span text:style-name="T4"><text:s text:c="4"/>I <text:s text:c="5"/></text:span><text:span text:style-name="T1"><text:s text:c="56"/></text:span><text:span text:style-name="T4"><text:s text:c="6"/>J <text:s text:c="4"/></text:span></text:p>
      <text:p text:style-name="P6"><text:span text:style-name="T4"/></text:p>
      <text:p text:style-name="P1"><text:span text:style-name="T1">if <text:s/>(a[I] <text:s text:c="2"/>&lt;= a[T]);</text:span></text:p>
      <text:p text:style-name="P2"><text:span text:style-name="T6"><text:s text:c="4"/>T <text:s text:c="3"/></text:span><text:span text:style-name="T5"><text:s/></text:span><text:span text:style-name="T7"><text:s text:c="28"/></text:span><text:span text:style-name="T9"><text:s text:c="4"/>I =</text:span><text:span text:style-name="T10">= </text:span><text:span text:style-name="T9">J <text:s text:c="4"/></text:span><text:span text:style-name="T7"><text:s text:c="34"/></text:span></text:p>
      <text:p text:style-name="P2"><text:span text:style-name="T7"/></text:p>
      <text:p text:style-name="P1"><text:span text:style-name="T1">if (a[I] <text:s text:c="2"/>&gt; a[T]);</text:span></text:p>
      <text:p text:style-name="P2"><text:span text:style-name="T6"><text:s text:c="4"/>T <text:s text:c="3"/></text:span><text:span text:style-name="T5"><text:s/></text:span><text:span text:style-name="T7"><text:s text:c="13"/></text:span><text:span text:style-name="T11"><text:s text:c="2"/></text:span><text:span text:style-name="T12">I = J - 1</text:span><text:span text:style-name="T11"> <text:s text:c="3"/></text:span><text:span text:style-name="T13"><text:s text:c="6"/></text:span><text:span text:style-name="T14">I ==</text:span><text:span text:style-name="T13"> <text:s/>J <text:s/></text:span><text:span text:style-name="T7"><text:s text:c="34"/></text:span></text:p>
      <text:p text:style-name="P2"><draw:line text:anchor-type="paragraph" draw:z-index="5" draw:style-name="gr2" draw:text-style-name="P11" svg:x1="0.2591in" svg:y1="0.0193in" svg:x2="2.3008in" svg:y2="0.1965in"><text:p/></draw:line><text:span text:style-name="T7"/></text:p>
      <text:p text:style-name="P2"><draw:line text:anchor-type="paragraph" draw:z-index="1" draw:style-name="gr2" draw:text-style-name="P11" svg:x1="0.0299in" svg:y1="0.161in" svg:x2="0.061in" svg:y2="0.161in"><text:p/></draw:line><draw:line text:anchor-type="paragraph" draw:z-index="2" draw:style-name="gr2" draw:text-style-name="P11" svg:x1="0.0402in" svg:y1="0.2236in" svg:x2="1.6965in" svg:y2="0.2028in"><text:p/></draw:line><text:span text:style-name="T7"> <text:s text:c="22"/></text:span><text:span text:style-name="T15"><text:s text:c="6"/></text:span><text:span text:style-name="T17">pos =</text:span><text:span text:style-name="T15"> </text:span><text:span text:style-name="T17">I</text:span><text:span text:style-name="T15"> <text:s/></text:span><text:span text:style-name="T7"><text:s text:c="50"/></text:span></text:p>
      <text:p text:style-name="P5"><text:span text:style-name="T8"/></text:p>
      <text:p text:style-name="P9"><draw:line text:anchor-type="paragraph" draw:z-index="4" draw:style-name="gr2" draw:text-style-name="P11" svg:x1="2.8945in" svg:y1="0.1071in" svg:x2="2.9362in" svg:y2="0.128in"><text:p/></draw:line><draw:line text:anchor-type="paragraph" draw:z-index="0" draw:style-name="gr1" draw:text-style-name="P11" svg:x1="2.9256in" svg:y1="0.211in" svg:x2="6.7591in" svg:y2="0.1799in"><text:p text:style-name="P11"><text:s/></text:p></draw:line><draw:line text:anchor-type="paragraph" draw:z-index="3" draw:style-name="gr2" draw:text-style-name="P11" svg:x1="0.0299in" svg:y1="0.0339in" svg:x2="1.728in" svg:y2="0.0547in"><text:p/></draw:line><text:span text:style-name="T20"> </text:span><text:span text:style-name="T22">| <text:s text:c="10"/>&lt;= <text:s/>V <text:s text:c="18"/></text:span><text:span text:style-name="T20">| </text:span><text:span text:style-name="T24"><text:s text:c="6"/>== <text:s/>V <text:s text:c="11"/></text:span><text:span text:style-name="T20"><text:s/></text:span><text:span text:style-name="T23"><text:s text:c="26"/>&gt;= <text:s/>V <text:s text:c="52"/></text:span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>1） </text:span><text:span text:style-name="T1">因为只有满足条件 a[I] <text:s/>&lt; <text:s/>a[T]; 时才 </text:span><text:span text:style-name="T18">I++；</text:span></text:p>
      <text:p text:style-name="P2"><text:span text:style-name="T1">=&gt; <text:s text:c="2"/>k 属于 [T+1, I</text:span><text:span text:style-name="T18">-1</text:span><text:span text:style-name="T1">] 一定有 a[k] &lt; </text:span><text:span text:style-name="T18">V</text:span><text:span text:style-name="T1">;</text:span></text:p>
      <text:p text:style-name="Standard"/>
      <text:p text:style-name="P2"><text:span text:style-name="T18">2） </text:span><text:span text:style-name="T1">通过 if (a[I] &gt; </text:span><text:span text:style-name="T18">V)</text:span><text:span text:style-name="T1"> <text:s/></text:span><text:span text:style-name="T18">I = J – 1; </text:span></text:p>
      <text:p text:style-name="P3"><text:span text:style-name="T18">ensure <text:s/>k属于 [T+1, <text:s/>I] <text:s/>都有 a[k] &lt;= V;</text:span></text:p>
      <text:p text:style-name="P3"><text:span text:style-name="T18"/></text:p>
      <text:p text:style-name="P3"><text:span text:style-name="T18">3) 交换 swap( a[T], <text:s/>a[I]);</text:span></text:p>
      <text:p text:style-name="P3"><text:span text:style-name="T18"/></text:p>
      <text:p text:style-name="P3"><text:span text:style-name="T18">依然满足 <text:s/>k 属于 [LEFT,, <text:s/>I] 都有 a[k] &lt;= V; <text:s/>q且 a[I] == V; <text:s/>也就是说 I 的 <text:s text:c="3"/>(左边) &lt;= <text:s/>V （右边） <text:s/>&gt;= <text:s text:c="6"/></text:span></text:p>
      <text:p text:style-name="P3"><text:span text:style-name="T18">V</text:span></text:p>
      <text:p text:style-name="P3"><text:span text:style-name="T18"/></text:p>
      <text:p text:style-name="P4"><text:span text:style-name="T19">==&gt;</text:span></text:p>
      <text:p text:style-name="P3"><text:span text:style-name="T18">QuickSort (a, L, I-1);</text:span></text:p>
      <text:p text:style-name="P3"><text:span text:style-name="T18">QuickSort (a, I+1, R)；</text:span></text:p>
      <text:p text:style-name="P3"><text:span text:style-name="T18"/></text:p>
      <text:p text:style-name="P3"><text:span text:style-name="T18"><text:s/>成立</text:span></text:p>
      <text:p text:style-name="P3"><text:span text:style-name="T18"/></text:p>
      <text:p text:style-name="P3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3T08:18:21</meta:creation-date>
    <dc:date>2013-06-23T08:59:06</dc:date>
    <meta:editing-duration>PT21M55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20" meta:word-count="146" meta:character-count="936" meta:non-whitespace-character-count="289"/>
  </office:meta>
</office:document-meta>
</file>